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1fsym9gb1cn5"/>Social Media Data Analysis</text:p>
      <text:p text:style-name="Standard">David Garcia, Summer Semester 2023</text:p>
      <text:p text:style-name="Standard"/>
      <text:p text:style-name="Standard">Social media data analysis is introduced as a set of techniques to analyze human behaviour and social interaction through openly-available digital traces. The course focuses both on the fundamentals and applications of data science to social media, including technologies for data retrieval, processing, and analysis with the aim to derive insights that are interpretable from a wider theoretical perspective</text:p>
      <text:p text:style-name="Standard"/>
      <text:p text:style-name="Standard">A successful participant of this course will be able to:</text:p>
      <text:p text:style-name="Standard">- understand a wide variety of techniques to retrieve digital trace data from online platforms</text:p>
      <text:p text:style-name="Standard">- store, process, and summarize online data for quantitative analysis</text:p>
      <text:p text:style-name="Standard">- perform statistical analyses to test hypotheses, derive insights, and formulate predictions</text:p>
      <text:p text:style-name="Standard">- interpret the results of data analysis with respect to testable theories of human behavior</text:p>
      <text:p text:style-name="Standard">- understand the limitations of observational data analysis with respect to data volume, statistical power, and external validity</text:p>
      <text:p text:style-name="Standard"/>
      <text:p text:style-name="Standard">Participants need to be familiar with programming in Python (e.g. having passed Introduction to Computation for the Social Sciences). </text:p>
      <text:p text:style-name="Standard"/>
      <text:p text:style-name="Standard">Course materials are based on lecture slides and online transcripts available on github. These contain references to additional readings in the scientific literature.</text:p>
      <text:p text:style-name="Standard"/>
      <text:p text:style-name="Standard">The course grade is composed of the grade of four assignments delivered during the semester (40%) and a final written exam (60%).</text:p>
      <text:p text:style-name="Standard"/>
      <text:p text:style-name="Standard">The course is structured into four blocks:</text:p>
      <text:p text:style-name="Standard"><text:tab/>1- Analysis of search data to measure information seeking</text:p>
      <text:p text:style-name="Standard"><text:tab/>2- Popularity and social impact in social media</text:p>
      <text:p text:style-name="Standard"><text:tab/>3- Application and evaluation of sentiment analysis techniques for social media text</text:p>
      <text:p text:style-name="Standard"><text:tab/>4- Methods and applications of social network analysis in online media</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document-statistic meta:table-count="0" meta:image-count="0" meta:object-count="0" meta:page-count="1" meta:paragraph-count="17" meta:word-count="259" meta:character-count="1734" meta:non-whitespace-character-count="1487"/>
  </office:meta>
</office:document-meta>
</file>